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Diamond.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P1" style:family="paragraph" style:parent-style-name="chapeau">
      <style:text-properties officeooo:paragraph-rsid="0017b11c"/>
    </style:style>
    <style:style style:name="P2" style:family="paragraph" style:parent-style-name="console">
      <style:text-properties officeooo:rsid="00460e45" officeooo:paragraph-rsid="0047ee6c"/>
    </style:style>
    <style:style style:name="P3" style:family="paragraph" style:parent-style-name="console">
      <style:text-properties officeooo:rsid="00460e45" officeooo:paragraph-rsid="00495f92"/>
    </style:style>
    <style:style style:name="P4" style:family="paragraph" style:parent-style-name="Normal">
      <style:text-properties officeooo:paragraph-rsid="0020b75a"/>
    </style:style>
    <style:style style:name="P5" style:family="paragraph" style:parent-style-name="Normal">
      <style:text-properties officeooo:rsid="0020b75a" officeooo:paragraph-rsid="0020b75a"/>
    </style:style>
    <style:style style:name="P6" style:family="paragraph" style:parent-style-name="Normal">
      <style:text-properties officeooo:paragraph-rsid="00266aaf"/>
    </style:style>
    <style:style style:name="P7" style:family="paragraph" style:parent-style-name="Normal">
      <style:text-properties officeooo:rsid="00266aaf" officeooo:paragraph-rsid="00266aaf"/>
    </style:style>
    <style:style style:name="P8" style:family="paragraph" style:parent-style-name="Normal">
      <style:text-properties officeooo:paragraph-rsid="002ea96e"/>
    </style:style>
    <style:style style:name="P9" style:family="paragraph" style:parent-style-name="Normal">
      <style:text-properties officeooo:paragraph-rsid="00311542"/>
    </style:style>
    <style:style style:name="P10" style:family="paragraph" style:parent-style-name="Normal">
      <style:text-properties officeooo:paragraph-rsid="00322d6e"/>
    </style:style>
    <style:style style:name="P11" style:family="paragraph" style:parent-style-name="Normal">
      <style:text-properties officeooo:rsid="0035080f" officeooo:paragraph-rsid="0035080f"/>
    </style:style>
    <style:style style:name="P12" style:family="paragraph" style:parent-style-name="Normal">
      <style:text-properties officeooo:rsid="003663cc" officeooo:paragraph-rsid="003663cc"/>
    </style:style>
    <style:style style:name="P13" style:family="paragraph" style:parent-style-name="Normal">
      <style:text-properties officeooo:rsid="003789c2" officeooo:paragraph-rsid="003789c2"/>
    </style:style>
    <style:style style:name="P14" style:family="paragraph" style:parent-style-name="Normal">
      <style:text-properties officeooo:paragraph-rsid="0037eecd"/>
    </style:style>
    <style:style style:name="P15" style:family="paragraph" style:parent-style-name="Normal">
      <style:text-properties officeooo:rsid="0028db06" officeooo:paragraph-rsid="00266aaf"/>
    </style:style>
    <style:style style:name="P16" style:family="paragraph" style:parent-style-name="Normal">
      <style:text-properties officeooo:rsid="0028db06" officeooo:paragraph-rsid="0034d1cf"/>
    </style:style>
    <style:style style:name="P17" style:family="paragraph" style:parent-style-name="Normal">
      <style:text-properties officeooo:rsid="003bdf5b" officeooo:paragraph-rsid="003bdf5b"/>
    </style:style>
    <style:style style:name="P18" style:family="paragraph" style:parent-style-name="Normal">
      <style:text-properties officeooo:rsid="00460e45" officeooo:paragraph-rsid="00460e45"/>
    </style:style>
    <style:style style:name="P19" style:family="paragraph" style:parent-style-name="Normal">
      <style:text-properties officeooo:rsid="0047ee6c" officeooo:paragraph-rsid="0047ee6c"/>
    </style:style>
    <style:style style:name="P20" style:family="paragraph" style:parent-style-name="Normal">
      <style:text-properties officeooo:rsid="00495f92" officeooo:paragraph-rsid="00495f92"/>
    </style:style>
    <style:style style:name="P21" style:family="paragraph" style:parent-style-name="Normal">
      <style:text-properties officeooo:rsid="004b3fa3" officeooo:paragraph-rsid="004b3fa3"/>
    </style:style>
    <style:style style:name="P22" style:family="paragraph" style:parent-style-name="Normal">
      <style:text-properties officeooo:paragraph-rsid="004c3e30"/>
    </style:style>
    <style:style style:name="P23" style:family="paragraph" style:parent-style-name="Signature">
      <style:text-properties officeooo:rsid="00196acd" officeooo:paragraph-rsid="00196acd"/>
    </style:style>
    <style:style style:name="P24" style:family="paragraph" style:parent-style-name="Heading">
      <style:text-properties officeooo:rsid="00196acd" officeooo:paragraph-rsid="0017b11c"/>
    </style:style>
    <style:style style:name="P25" style:family="paragraph" style:parent-style-name="code">
      <style:text-properties officeooo:paragraph-rsid="00266aaf"/>
    </style:style>
    <style:style style:name="P26" style:family="paragraph" style:parent-style-name="code">
      <style:text-properties officeooo:rsid="00266aaf" officeooo:paragraph-rsid="00266aaf"/>
    </style:style>
    <style:style style:name="P27" style:family="paragraph" style:parent-style-name="code">
      <style:text-properties officeooo:rsid="0028db06" officeooo:paragraph-rsid="0028db06"/>
    </style:style>
    <style:style style:name="P28" style:family="paragraph" style:parent-style-name="code">
      <style:text-properties officeooo:rsid="00322d6e" officeooo:paragraph-rsid="00322d6e"/>
    </style:style>
    <style:style style:name="P29" style:family="paragraph" style:parent-style-name="code">
      <style:text-properties officeooo:rsid="0034d1cf" officeooo:paragraph-rsid="0034d1cf"/>
    </style:style>
    <style:style style:name="P30" style:family="paragraph" style:parent-style-name="Heading_20_1">
      <style:text-properties officeooo:paragraph-rsid="0017b11c"/>
    </style:style>
    <style:style style:name="P31" style:family="paragraph" style:parent-style-name="Heading_20_1">
      <style:text-properties officeooo:rsid="001fa35a" officeooo:paragraph-rsid="001fa35a"/>
    </style:style>
    <style:style style:name="P32" style:family="paragraph" style:parent-style-name="Heading_20_1">
      <style:text-properties officeooo:rsid="001fa35a" officeooo:paragraph-rsid="0034d1cf"/>
    </style:style>
    <style:style style:name="P33" style:family="paragraph" style:parent-style-name="Heading_20_1">
      <style:text-properties officeooo:rsid="003b4df9" officeooo:paragraph-rsid="003b4df9"/>
    </style:style>
    <style:style style:name="P34" style:family="paragraph" style:parent-style-name="Heading_20_1">
      <style:text-properties officeooo:rsid="0044c4a5" officeooo:paragraph-rsid="0044c4a5"/>
    </style:style>
    <style:style style:name="P35" style:family="paragraph" style:parent-style-name="Heading_20_1">
      <style:text-properties officeooo:rsid="00460e45" officeooo:paragraph-rsid="00460e45"/>
    </style:style>
    <style:style style:name="P36" style:family="paragraph" style:parent-style-name="Heading_20_1">
      <style:text-properties officeooo:paragraph-rsid="004c3e30"/>
    </style:style>
    <style:style style:name="P37" style:family="paragraph" style:parent-style-name="Normal">
      <style:text-properties officeooo:rsid="001591f2" officeooo:paragraph-rsid="0017b11c"/>
    </style:style>
    <style:style style:name="P38" style:family="paragraph" style:parent-style-name="Normal">
      <style:text-properties officeooo:rsid="003bdf5b" officeooo:paragraph-rsid="0054a2be"/>
    </style:style>
    <style:style style:name="P39" style:family="paragraph" style:parent-style-name="Normal">
      <style:text-properties officeooo:paragraph-rsid="00509c56"/>
    </style:style>
    <style:style style:name="P40" style:family="paragraph" style:parent-style-name="Normal">
      <style:text-properties officeooo:rsid="0051bb14" officeooo:paragraph-rsid="0051bb14"/>
    </style:style>
    <style:style style:name="P41" style:family="paragraph" style:parent-style-name="Normal">
      <style:text-properties officeooo:rsid="0053776a" officeooo:paragraph-rsid="0053776a"/>
    </style:style>
    <style:style style:name="P42" style:family="paragraph" style:parent-style-name="Normal">
      <style:text-properties officeooo:paragraph-rsid="004c3e30"/>
    </style:style>
    <style:style style:name="P43" style:family="paragraph" style:parent-style-name="Normal">
      <style:text-properties officeooo:paragraph-rsid="00565ebf"/>
    </style:style>
    <style:style style:name="P44" style:family="paragraph" style:parent-style-name="Normal">
      <style:text-properties officeooo:rsid="0058a546" officeooo:paragraph-rsid="0058a546"/>
    </style:style>
    <style:style style:name="P45" style:family="paragraph" style:parent-style-name="Normal">
      <style:text-properties officeooo:rsid="004b3fa3" officeooo:paragraph-rsid="0058a546"/>
    </style:style>
    <style:style style:name="P46" style:family="paragraph" style:parent-style-name="Normal">
      <style:text-properties officeooo:rsid="0047ee6c" officeooo:paragraph-rsid="005b688b"/>
    </style:style>
    <style:style style:name="P47" style:family="paragraph" style:parent-style-name="Normal">
      <style:text-properties officeooo:paragraph-rsid="005c6f28"/>
    </style:style>
    <style:style style:name="P48" style:family="paragraph" style:parent-style-name="Normal">
      <style:text-properties officeooo:paragraph-rsid="005ea155"/>
    </style:style>
    <style:style style:name="P49" style:family="paragraph" style:parent-style-name="Normal">
      <style:text-properties officeooo:rsid="006939e6" officeooo:paragraph-rsid="006939e6"/>
    </style:style>
    <style:style style:name="P50" style:family="paragraph" style:parent-style-name="code">
      <style:text-properties officeooo:rsid="003bdf5b" officeooo:paragraph-rsid="003bdf5b"/>
    </style:style>
    <style:style style:name="P51" style:family="paragraph" style:parent-style-name="code">
      <style:text-properties officeooo:rsid="003bdf5b" officeooo:paragraph-rsid="003e7797"/>
    </style:style>
    <style:style style:name="P52" style:family="paragraph" style:parent-style-name="code">
      <style:text-properties officeooo:rsid="003bdf5b" officeooo:paragraph-rsid="00565ebf"/>
    </style:style>
    <style:style style:name="P53" style:family="paragraph" style:parent-style-name="code">
      <style:text-properties officeooo:rsid="003bdf5b" officeooo:paragraph-rsid="00578cd5"/>
    </style:style>
    <style:style style:name="P54" style:family="paragraph" style:parent-style-name="code">
      <style:text-properties officeooo:paragraph-rsid="003bdf5b"/>
    </style:style>
    <style:style style:name="P55" style:family="paragraph" style:parent-style-name="console">
      <style:text-properties officeooo:rsid="00495f92" officeooo:paragraph-rsid="00495f92"/>
    </style:style>
    <style:style style:name="P56" style:family="paragraph" style:parent-style-name="pragma">
      <style:text-properties officeooo:rsid="005a113a" officeooo:paragraph-rsid="004e77d2"/>
    </style:style>
    <style:style style:name="T1" style:family="text">
      <style:text-properties officeooo:rsid="00187836"/>
    </style:style>
    <style:style style:name="T2" style:family="text">
      <style:text-properties officeooo:rsid="001ad0fa"/>
    </style:style>
    <style:style style:name="T3" style:family="text">
      <style:text-properties officeooo:rsid="001caa0c"/>
    </style:style>
    <style:style style:name="T4" style:family="text">
      <style:text-properties officeooo:rsid="0020b75a"/>
    </style:style>
    <style:style style:name="T5" style:family="text">
      <style:text-properties officeooo:rsid="0021fc07"/>
    </style:style>
    <style:style style:name="T6" style:family="text">
      <style:text-properties officeooo:rsid="00266aaf"/>
    </style:style>
    <style:style style:name="T7" style:family="text">
      <style:text-properties officeooo:rsid="002724ac"/>
    </style:style>
    <style:style style:name="T8" style:family="text">
      <style:text-properties officeooo:rsid="002e4cdc"/>
    </style:style>
    <style:style style:name="T9" style:family="text">
      <style:text-properties officeooo:rsid="002ef824"/>
    </style:style>
    <style:style style:name="T10" style:family="text">
      <style:text-properties officeooo:rsid="00322d6e"/>
    </style:style>
    <style:style style:name="T11" style:family="text">
      <style:text-properties officeooo:rsid="0034d1cf"/>
    </style:style>
    <style:style style:name="T12" style:family="text">
      <style:text-properties officeooo:rsid="0035080f"/>
    </style:style>
    <style:style style:name="T13" style:family="text">
      <style:text-properties officeooo:rsid="003663cc"/>
    </style:style>
    <style:style style:name="T14" style:family="text">
      <style:text-properties officeooo:rsid="003789c2"/>
    </style:style>
    <style:style style:name="T15" style:family="text">
      <style:text-properties officeooo:rsid="0037eecd"/>
    </style:style>
    <style:style style:name="T16" style:family="text">
      <style:text-properties officeooo:rsid="00384d99"/>
    </style:style>
    <style:style style:name="T17" style:family="text">
      <style:text-properties officeooo:rsid="003b4df9"/>
    </style:style>
    <style:style style:name="T18" style:family="text">
      <style:text-properties officeooo:rsid="003bdf5b"/>
    </style:style>
    <style:style style:name="T19" style:family="text">
      <style:text-properties officeooo:rsid="0041dcef"/>
    </style:style>
    <style:style style:name="T20" style:family="text">
      <style:text-properties officeooo:rsid="0043d07d"/>
    </style:style>
    <style:style style:name="T21" style:family="text">
      <style:text-properties officeooo:rsid="0047ee6c"/>
    </style:style>
    <style:style style:name="T22" style:family="text">
      <style:text-properties officeooo:rsid="004b3fa3"/>
    </style:style>
    <style:style style:name="T23" style:family="text">
      <style:text-properties officeooo:rsid="004e77d2"/>
    </style:style>
    <style:style style:name="T24" style:family="text">
      <style:text-properties officeooo:rsid="00509c56"/>
    </style:style>
    <style:style style:name="T25" style:family="text">
      <style:text-properties officeooo:rsid="0054a2be"/>
    </style:style>
    <style:style style:name="T26" style:family="text">
      <style:text-properties officeooo:rsid="005530c0"/>
    </style:style>
    <style:style style:name="T27" style:family="text">
      <style:text-properties officeooo:rsid="00565ebf"/>
    </style:style>
    <style:style style:name="T28" style:family="text">
      <style:text-properties officeooo:rsid="00578cd5"/>
    </style:style>
    <style:style style:name="T29" style:family="text">
      <style:text-properties officeooo:rsid="0058a546"/>
    </style:style>
    <style:style style:name="T30" style:family="text">
      <style:text-properties officeooo:rsid="0059b19c"/>
    </style:style>
    <style:style style:name="T31" style:family="text">
      <style:text-properties officeooo:rsid="005b688b"/>
    </style:style>
    <style:style style:name="T32" style:family="text">
      <style:text-properties officeooo:rsid="005c6f28"/>
    </style:style>
    <style:style style:name="T33" style:family="text">
      <style:text-properties officeooo:rsid="0067a691"/>
    </style:style>
    <style:style style:name="T34" style:family="text">
      <style:text-properties officeooo:rsid="006939e6"/>
    </style:style>
    <style:style style:name="T35" style:family="text">
      <style:text-properties officeooo:rsid="00699655"/>
    </style:style>
    <style:style style:name="T36" style:family="text">
      <style:text-properties officeooo:rsid="006f49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réer son environnement de développement PHP grâce à Docker Compose</text:p>
      <text:p text:style-name="P23">Sébastien Colas</text:p>
      <text:p text:style-name="P1"><text:span text:style-name="T2">Il est souvent chose ardue de maintenir son environnement de développement</text:span>. <text:span text:style-name="T2">Lors d’un travail d’équipe on doit aussi s’assurer que tous les développeurs ont le même environnement. Aujourd’hui les conteneurs offrent une solution élégante à ces problèmes récurrents. Nous allons voir dans cette article comment mettre en œuvre un environnement de développement LAMP (Linux+Apache+MySQL+PHP) à l’aide de Docker Compose.</text:span></text:p>
      <text:p text:style-name="P37"><text:span text:style-name="T3">Grâce aux containers je suis sûr de pouvoir reproduire exactement le même environnement. Pour mon environnement de développement je vais avoir besoin de plusieurs containers : un container pour PHP qui hébergera mon code, un container pour ma base de données MySQL et un dernier container pour PHPMyAdmin pour administrer ma base de données</text:span>. <text:span text:style-name="T3">Docker Compose me permet de décrire simplement ces containers ainsi que leurs relations.</text:span></text:p>
      <text:p text:style-name="P56">/// Image : <text:span text:style-name="T23">architecture</text:span>.png ///</text:p>
      <text:p text:style-name="P30">1 <text:span text:style-name="T4">Environnement de développement cible</text:span></text:p>
      <text:p text:style-name="Normal">Avant <text:span text:style-name="T4">toute chose il faut définir parfaitement l’environnement que l’on souhaite créer. Dans cette article nous allons essayer de nous rapprocher au maximum de l’environnement du fournisseur OVH (offre mutualisée) incluant PHP &amp; MySQL. Cela nous permettra de développer notre application localement et de la déployer ensuite chez OVH.</text:span></text:p>
      <text:p text:style-name="P5">Voici donc la liste des conteneurs que <text:span text:style-name="T35">nous</text:span> souhait<text:span text:style-name="T35">ons</text:span> créer :</text:p>
      <text:p text:style-name="P4">- U<text:span text:style-name="T4">n conteneur PHP7 : Conteneur le plus complexe à créer car il doit est au plus proche de l’environnement OVH.</text:span></text:p>
      <text:p text:style-name="P4">- <text:span text:style-name="T4">Un conteneur MySQL : La version de la base de données pourra être plus à jour que celle d’OVH.</text:span></text:p>
      <text:p text:style-name="P4">- <text:span text:style-name="T5">Un conteneur PHPMyAdmin : Conteneur pour le confort d’administration de la base de données.</text:span></text:p>
      <text:p text:style-name="P6"><text:span text:style-name="T6">Pour décrire la configuration de ces différents conteneurs ainsi que leur interaction Docker Compose se base sur un fichier de configuration au format YAML. Voici le squelette que nous allons utiliser : <text:line-break/>Fichier </text:span><text:span text:style-name="code_5f_par">docker-compose.yml</text:span></text:p>
      <text:p text:style-name="P26"># Conteneur PHP nommé php</text:p>
      <text:p text:style-name="P26">php:</text:p>
      <text:p text:style-name="P25"><text:s text:c="2"/><text:span text:style-name="T6"># Description du conteneur</text:span></text:p>
      <text:p text:style-name="P25"><text:line-break/><text:span text:style-name="T6"># Conteneur MySQL nommé db (database)</text:span></text:p>
      <text:p text:style-name="P26">db:</text:p>
      <text:p text:style-name="P25"><text:s text:c="2"/><text:span text:style-name="T6"># Description du conteneur</text:span></text:p>
      <text:p text:style-name="P25"><text:line-break/><text:span text:style-name="T6"># Conteneur PhpMyAdmin nommé phpmyadmin</text:span></text:p>
      <text:p text:style-name="P26">phpmyadmin:</text:p>
      <text:p text:style-name="P25"><text:s text:c="2"/><text:span text:style-name="T6"># Description du conteneur</text:span></text:p>
      <text:p text:style-name="P7">Nous allons aborder les conteneur les uns après les autres du plus simple au plus complexe : <text:span text:style-name="code_5f_par">db</text:span><text:span text:style-name="T7">, </text:span><text:span text:style-name="code_5f_par">phpmyadmin</text:span><text:span text:style-name="T7">, </text:span><text:span text:style-name="code_5f_par">php</text:span><text:span text:style-name="T7">.</text:span></text:p>
      <text:p text:style-name="P31">2 Le <text:span text:style-name="T7">Conteneur MySQL</text:span></text:p>
      <text:p text:style-name="P15">Voici la description du container <text:span text:style-name="code_5f_par">db</text:span><text:span text:style-name="T20"> </text:span>:</text:p>
      <text:p text:style-name="P27">db:</text:p>
      <text:p text:style-name="P27"><text:soft-page-break/><text:s text:c="2"/>image: mysql</text:p>
      <text:p text:style-name="P27"><text:s text:c="2"/>environment:</text:p>
      <text:p text:style-name="P27"><text:s text:c="4"/>MYSQL_ROOT_PASSWORD: Secret</text:p>
      <text:p text:style-name="P27"><text:s text:c="4"/>MYSQL_DATABASE: mydb</text:p>
      <text:p text:style-name="P27"><text:s text:c="4"/>MYSQL_USER: mydb_user</text:p>
      <text:p text:style-name="P27"><text:s text:c="4"/>MYSQL_PASSWORD: mydb_password</text:p>
      <text:p text:style-name="P27"><text:s text:c="2"/>volumes:</text:p>
      <text:p text:style-name="P27"><text:s text:c="4"/>- /home/article/docker/ovh/mysqld_charset.cnf:/etc/mysql/conf.d/mysqld_charset.cnf</text:p>
      <text:p text:style-name="P8">Examinons les mots clefs <text:span text:style-name="T8">suivants : </text:span><text:span text:style-name="code_5f_par">image</text:span><text:span text:style-name="T8">, </text:span><text:span text:style-name="code_5f_par">environment</text:span><text:span text:style-name="T8"> et </text:span><text:span text:style-name="code_5f_par">volumes</text:span><text:span text:style-name="T8">.</text:span><text:line-break/>Tout d’abord <text:span text:style-name="code_5f_par">image</text:span> permet de créer notre conteneur à l’aide de l’image officiel <text:span text:style-name="code_5f_par">mysql</text:span> sur le hub docker. <text:span text:style-name="gras">[1]<text:line-break/></text:span><text:span text:style-name="T8">Pour que notre base de données MySQL fonctionne correctement, il faut un certain nombre d’information tel que le mot de passe administrateur, le nom de la base a créer, ainsi qu’un utilisateur/mot de passe. C’est ce que nous permet la section </text:span><text:span text:style-name="code_5f_par">environment</text:span><text:span text:style-name="T8"> avec les variables d’environnement <text:s/></text:span><text:span text:style-name="code_5f_par">MYSQL_ROOT_PASSWORD</text:span><text:span text:style-name="T8">, <text:s/></text:span><text:span text:style-name="code_5f_par">MYSQL_DATABASE</text:span><text:span text:style-name="T8">, <text:s/></text:span><text:span text:style-name="code_5f_par">MYSQL_USER</text:span><text:span text:style-name="T8">, <text:s/></text:span><text:span text:style-name="code_5f_par">MYSQL_PASSWORD</text:span><text:span text:style-name="T8">. On retrouve la description de ces variables dans la documentation officielle. </text:span><text:span text:style-name="gras">[1]</text:span></text:p>
      <text:p text:style-name="P9"><text:span text:style-name="T9">Cela pourrait suffire, mais pour être compatible avec l’environnement OVH il faut que l’encodage des caractères au niveau de la base soit uft8, ce qui n’est pas le cas par défaut. C’est l’objet du mot clef </text:span><text:span text:style-name="code_5f_par">volumes</text:span><text:span text:style-name="T9"> qui permet d’exporter des fichiers ou répertoires du système de fichier local (dans notre cas </text:span><text:span text:style-name="code_5f_par">/home/article/docker/ovh/mysqld_charset.cnf</text:span><text:span text:style-name="T9">) vers le conteneur (dans notre cas </text:span><text:span text:style-name="code_5f_par">/etc/mysql/conf.d/mysqld_charset.cnf</text:span><text:span text:style-name="T9">).</text:span></text:p>
      <text:p text:style-name="P10">Voici <text:span text:style-name="T10">le contenu du fichier de configuration mysql : </text:span><text:span text:style-name="code_5f_par">mysqld_charset.cnf</text:span></text:p>
      <text:p text:style-name="P28">[mysqld]</text:p>
      <text:p text:style-name="P28">character_set_server=utf8</text:p>
      <text:p text:style-name="P28">character_set_filesystem=utf8</text:p>
      <text:p text:style-name="P28">collation-server=utf8_general_ci</text:p>
      <text:p text:style-name="P28">init-connect='SET NAMES utf8'</text:p>
      <text:p text:style-name="P28">init_connect='SET collation_connection = utf8_general_ci'</text:p>
      <text:p text:style-name="P28">skip-character-set-client-handshake</text:p>
      <text:p text:style-name="P32"><text:span text:style-name="T11">3</text:span> Le <text:span text:style-name="T7">Conteneur PhpMyAdmin</text:span></text:p>
      <text:p text:style-name="P16">Voici la description du container <text:span text:style-name="code_5f_par">phpmyadmin</text:span><text:span text:style-name="T19"> </text:span>:</text:p>
      <text:p text:style-name="P29">phpmyadmin:</text:p>
      <text:p text:style-name="P29"><text:s text:c="2"/>image: phpmyadmin/phpmyadmin</text:p>
      <text:p text:style-name="P29"><text:s text:c="2"/>links:</text:p>
      <text:p text:style-name="P29"><text:s text:c="4"/>- db</text:p>
      <text:p text:style-name="P29"><text:s text:c="2"/>ports:</text:p>
      <text:p text:style-name="P29"><text:s text:c="4"/>- 8181:80</text:p>
      <text:p text:style-name="P29"><text:s text:c="2"/>environment:</text:p>
      <text:p text:style-name="P29"><text:s text:c="4"/>MYSQL_USERNAME: root</text:p>
      <text:p text:style-name="P29"><text:s text:c="4"/>MYSQL_ROOT_PASSWORD: Secret<text:bookmark text:name="__DdeLink__324_14694778711"/></text:p>
      <text:p text:style-name="P11">L<text:span text:style-name="T13">a section</text:span> <text:span text:style-name="code_5f_par">image</text:span> nous permet de créer un conteneur avec l’image officielle de PhpMyAdmin. <text:span text:style-name="gras">[</text:span><text:span text:style-name="gras"><text:span text:style-name="T17">2</text:span></text:span><text:span text:style-name="gras">]</text:span></text:p>
      <text:p text:style-name="P12">La section <text:span text:style-name="code_5f_par">environment</text:span> nous permet de définir l’utilisateur et le mot de passe de l’administrateur MySQL. <text:span text:style-name="T14">Attention de bien mettre les même informations que dans le conteneur </text:span><text:span text:style-name="code_5f_par">db</text:span><text:span text:style-name="T14">.</text:span></text:p>
      <text:p text:style-name="P13">La section <text:span text:style-name="code_5f_par">links</text:span> nous permet de relier le conteneur à notre conteneur base de données. En effet le conteneur <text:span text:style-name="code_5f_par">phpmyadmin</text:span> a besoin de connaître la localisation de la base (dans notre cas le conteneur <text:span text:style-name="code_5f_par">db</text:span>).</text:p>
      <text:p text:style-name="P14"><text:span text:style-name="T15">Pour finir la section </text:span><text:span text:style-name="code_5f_par">ports</text:span><text:span text:style-name="T15"> permet de lier notre conteneur à notre machine local. Le premier paramètre est le port local (ici </text:span><text:span text:style-name="code_5f_par">8</text:span><text:span text:style-name="code_5f_par"><text:span text:style-name="T17">1</text:span></text:span><text:span text:style-name="code_5f_par">8</text:span><text:span text:style-name="code_5f_par"><text:span text:style-name="T17">1</text:span></text:span><text:span text:style-name="T15">), le second paramètre est le port dans le conteneur (ici </text:span><text:span text:style-name="code_5f_par">80</text:span><text:span text:style-name="T15">). Nous pourrons donc accéder à PhpMyAdmin en tapant l’url : </text:span><text:span text:style-name="url">http://localhost:8</text:span><text:span text:style-name="url"><text:span text:style-name="T16">1</text:span></text:span><text:span text:style-name="url">8</text:span><text:span text:style-name="url"><text:span text:style-name="T16">1</text:span></text:span></text:p>
      <text:p text:style-name="P33">4 Le Conteneur PHP</text:p>
      <text:p text:style-name="P17">Voici la description du conteneur <text:span text:style-name="code_5f_par">php</text:span> :</text:p>
      <text:p text:style-name="P50">php:</text:p>
      <text:p text:style-name="P50"><text:s text:c="2"/>build: ./engine/php_server/</text:p>
      <text:p text:style-name="P50"><text:s text:c="2"/>ports:</text:p>
      <text:p text:style-name="P50"><text:s text:c="4"/>- 80:80</text:p>
      <text:p text:style-name="P50"><text:s text:c="2"/>volumes:</text:p>
      <text:p text:style-name="P51"><text:s text:c="4"/>- /home/article/docker/ovh/www/html:/var/www/html</text:p>
      <text:p text:style-name="P50"><text:s text:c="2"/>links:</text:p>
      <text:p text:style-name="P50"><text:s text:c="4"/>- db</text:p>
      <text:p text:style-name="P50"><text:s text:c="2"/>dns:</text:p>
      <text:p text:style-name="P54"><text:span text:style-name="T18"><text:s text:c="4"/>- </text:span>208.67.222.222</text:p>
      <text:p text:style-name="P54"><text:span text:style-name="T18"><text:s text:c="4"/>- </text:span>208.67.220.220</text:p>
      <text:p text:style-name="Normal"><text:soft-page-break/>Un gros changement pour commencer, le mot clef <text:span text:style-name="code_5f_par">build</text:span> est à la place d’<text:span text:style-name="code_5f_par">image</text:span>. En effet <text:span text:style-name="code_5f_par">build</text:span> va nous permettre de configurer plus finement notre image docker, <text:span text:style-name="T24">c’est ce que nous verrons en détail ultérieurement.</text:span></text:p>
      <text:p text:style-name="P39"><text:span text:style-name="T24">La section </text:span><text:span text:style-name="code_5f_par">port</text:span><text:span text:style-name="T24"> nous permet d’accéder au port </text:span><text:span text:style-name="code_5f_par">80</text:span><text:span text:style-name="T24"> de notre conteneur en utilisant le port local </text:span><text:span text:style-name="code_5f_par">80</text:span><text:span text:style-name="T24"> (on suppose ici que le port est disponible). Nous pourrons donc accéder à notre conteneur php en tapant l’url : </text:span><text:span text:style-name="url">http://localhost</text:span></text:p>
      <text:p text:style-name="P40">Nous allons développer dans le répertoire : <text:span text:style-name="code_5f_par">/home/article/docker/ovh/www/html</text:span>, on va donc exporter se répertoire local vers le répertoire hébergeant le contenu web de notre conteneur php : <text:span text:style-name="code_5f_par">/var/www/html</text:span>, c’est ce qui est fait ici dans la section <text:span text:style-name="code_5f_par">volumes</text:span>.</text:p>
      <text:p text:style-name="P41">Notre programme <text:span text:style-name="T36">PHP</text:span> devra accéder à la base de donnée<text:span text:style-name="T36">s,</text:span> pour se faire on utilisera le nom de machine <text:span text:style-name="code_5f_par">db</text:span>. La section <text:span text:style-name="code_5f_par">links</text:span> nous permet cela.</text:p>
      <text:p text:style-name="P41">Pour finir la section <text:span text:style-name="code_5f_par">dns</text:span> nous permet de définir les serveurs DNS utilisés au sein du conteneur, ici nous utiliseront les serveur OpenDNS : <text:span text:style-name="code_5f_par">208.67.222.222</text:span>, <text:span text:style-name="code_5f_par">208.67.220.220</text:span>.</text:p>
      <text:p text:style-name="P34">5 Configuration avancée du conteneur PHP</text:p>
      <text:p text:style-name="P38"><text:span text:style-name="T25">Dans la définition du conteneur </text:span><text:span text:style-name="code_5f_par">php</text:span><text:span text:style-name="T25"> nous avons écrit : </text:span><text:span text:style-name="code_5f_par">build: ./engine/php_server/</text:span>.<text:line-break/><text:span text:style-name="T25">Cela signifie que nous voulons utiliser un fichier </text:span><text:span text:style-name="code_5f_par">Dockerfile</text:span><text:span text:style-name="T25"> situé dans le répertoire : </text:span><text:span text:style-name="code_5f_par">./engine/php_server/</text:span>. <text:span text:style-name="T25">Voici le contenu de ce fichier :</text:span></text:p>
      <text:p text:style-name="P53"><text:span text:style-name="T28">FROM php:7.1-apache</text:span></text:p>
      <text:p text:style-name="P53"><text:span text:style-name="T28">RUN apt-get update \</text:span></text:p>
      <text:p text:style-name="P53"><text:span text:style-name="T28"><text:s text:c="4"/>&amp;&amp; apt-get install -y \</text:span></text:p>
      <text:p text:style-name="P53"><text:span text:style-name="T28"><text:s text:c="8"/>libpng-dev \</text:span></text:p>
      <text:p text:style-name="P53"><text:span text:style-name="T28"><text:s text:c="8"/>aptitude \</text:span></text:p>
      <text:p text:style-name="P53"><text:span text:style-name="T28"><text:s text:c="8"/>libfreetype6-dev \</text:span></text:p>
      <text:p text:style-name="P53"><text:span text:style-name="T28"><text:s text:c="8"/>libjpeg62-turbo-dev \</text:span></text:p>
      <text:p text:style-name="P53"><text:span text:style-name="T28"><text:s text:c="8"/>libmcrypt-dev \</text:span></text:p>
      <text:p text:style-name="P53"><text:span text:style-name="T28"><text:s text:c="8"/>libbz2-dev \</text:span></text:p>
      <text:p text:style-name="P53"><text:span text:style-name="T28"><text:s text:c="8"/>libgmp-dev \</text:span></text:p>
      <text:p text:style-name="P53"><text:span text:style-name="T28"><text:s text:c="8"/>libzip-dev \</text:span></text:p>
      <text:p text:style-name="P53"><text:span text:style-name="T28"><text:s text:c="8"/>libc-client-dev \</text:span></text:p>
      <text:p text:style-name="P53"><text:span text:style-name="T28"><text:s text:c="8"/>libkrb5-dev \</text:span></text:p>
      <text:p text:style-name="P53"><text:span text:style-name="T28"><text:s text:c="8"/>libpspell-dev \</text:span></text:p>
      <text:p text:style-name="P53"><text:span text:style-name="T28"><text:s text:c="8"/>libmagickwand-dev \</text:span></text:p>
      <text:p text:style-name="P53"><text:span text:style-name="T28"><text:s text:c="8"/>libxslt-dev --no-install-recommends \</text:span></text:p>
      <text:p text:style-name="P53"><text:span text:style-name="T28"><text:s text:c="4"/>&amp;&amp; rm -r /var/lib/apt/lists/*</text:span></text:p>
      <text:p text:style-name="P53"><text:span text:style-name="T28">RUN docker-php-ext-configure imap --with-kerberos --with-imap-ssl</text:span></text:p>
      <text:p text:style-name="P53"><text:span text:style-name="T28">RUN docker-php-ext-configure gd <text:s text:c="2"/>--with-freetype-dir=/usr/include/ \</text:span></text:p>
      <text:p text:style-name="P53"><text:span text:style-name="T28"><text:s text:c="34"/>--with-jpeg-dir=/usr/include/</text:span></text:p>
      <text:p text:style-name="P53"><text:span text:style-name="T28">RUN docker-php-ext-install -j$(nproc) \</text:span></text:p>
      <text:p text:style-name="P53"><text:span text:style-name="T28"><text:s text:c="8"/>mysqli exif mbstring zip dba bz2 calendar bcmath gettext gmp intl pdo pdo_mysql pspell gd \</text:span></text:p>
      <text:p text:style-name="P53"><text:span text:style-name="T28"><text:s text:c="8"/>imap iconv mcrypt soap sockets sysvmsg sysvsem sysvshm wddx xmlrpc xsl</text:span></text:p>
      <text:p text:style-name="P53"><text:span text:style-name="T28">RUN pecl install imagick &amp;&amp; docker-php-ext-enable imagick</text:span></text:p>
      <text:p text:style-name="P53"><text:span text:style-name="T28">RUN pecl install -o -f redis \</text:span></text:p>
      <text:p text:style-name="P53"><text:span text:style-name="T28"><text:s text:c="4"/>&amp;&amp; <text:s/>rm -rf /tmp/pear \</text:span></text:p>
      <text:p text:style-name="P53"><text:span text:style-name="T28"><text:s text:c="4"/>&amp;&amp; <text:s/>docker-php-ext-enable redis</text:span></text:p>
      <text:p text:style-name="P53"><text:span text:style-name="T28">RUN a2enmod rewrite</text:span></text:p>
      <text:p text:style-name="P44">Regardons un peu notre fichier de configuration Docker.<text:line-break/>Le mot clef <text:span text:style-name="code_5f_par">FROM</text:span> nous permet de sélectionner l’image docker à personnaliser, ici <text:span text:style-name="code_5f_par">php:7.1-apache</text:span>.<text:span text:style-name="T12"> </text:span><text:span text:style-name="gras">[</text:span><text:span text:style-name="gras"><text:span text:style-name="T29">3</text:span></text:span><text:span text:style-name="gras">]</text:span></text:p>
      <text:p text:style-name="P46"><text:span text:style-name="T31">Une fois l’image téléchargée localement nous allons la personnaliser. Le mot clef </text:span><text:span text:style-name="code_5f_par">RUN</text:span><text:span text:style-name="T31"> nous permet d’exécuter des commandes au sein du conteneur, regardons nos différentes commandes :</text:span></text:p>
      <text:p text:style-name="P47">- <text:span text:style-name="code_5f_par">apt-get update</text:span><text:span text:style-name="T32"> : Mise à jour des packages</text:span></text:p>
      <text:p text:style-name="P47">- <text:span text:style-name="code_5f_par">apt-get </text:span><text:span text:style-name="code_5f_par"><text:span text:style-name="T32">install -y --no-install-recommends </text:span></text:span><text:span text:style-name="T32">: Installation des packages sans les recommandations.</text:span></text:p>
      <text:p text:style-name="P48">- <text:span text:style-name="code_5f_par">docker-php-ext-*</text:span><text:span text:style-name="T28"> : Commandes interne au conteneur PHP permettant la configuration, l’installation, l’ativation d’extension PHP. </text:span><text:span text:style-name="gras">[</text:span><text:span text:style-name="gras"><text:span text:style-name="T30">3</text:span></text:span><text:span text:style-name="gras">]</text:span></text:p>
      <text:p text:style-name="P47">- <text:span text:style-name="code_5f_par">pecl install</text:span><text:span text:style-name="T28"> : Installation d’extensions PHP</text:span></text:p>
      <text:p text:style-name="P47">- <text:span text:style-name="code_5f_par">a2enmod </text:span><text:span text:style-name="T28">: Activation de module apache</text:span></text:p>
      <text:p text:style-name="P35">6 Démarrage et vérification des conteneurs</text:p>
      <text:p text:style-name="P18">Une fois no<text:span text:style-name="T33">tre configuration effectuée</text:span>, <text:span text:style-name="T21">il faut démarrer les conteneurs :</text:span></text:p>
      <text:p text:style-name="P2">$ sudo docker-compose up</text:p>
      <text:p text:style-name="P19">Il faut être patient car docker compose va télécharger les images docker à partir du Hub Docker.<text:line-break/><text:soft-page-break/>Une fois les images présente<text:span text:style-name="T34">s,</text:span> le démarrage des conteneurs <text:span text:style-name="code_5f_par">phpmyadmin</text:span> et <text:span text:style-name="code_5f_par">db</text:span> démarrent rapidement.<text:line-break/>Pour le conteneur <text:span text:style-name="code_5f_par">php</text:span> c’est plus long, cela est dû à notre personnalisation.</text:p>
      <text:p text:style-name="P19">Pour arrêter nos trois conteneurs il suffit de taper <text:span text:style-name="code_5f_par">&lt;ctrl&gt;-c</text:span> dans notre terminal.</text:p>
      <text:p text:style-name="P20">Pour relancer les container on relance la même commande :</text:p>
      <text:p text:style-name="P3">$ sudo docker-compose up</text:p>
      <text:p text:style-name="P20">On peut à l’aide des commandes docker vérifier que tout fonctionne :</text:p>
      <text:p text:style-name="P55">sudo docker ps</text:p>
      <text:p text:style-name="P3"/>
      <text:p text:style-name="P55">CONTAINER ID <text:s text:c="7"/>IMAGE <text:s text:c="18"/>COMMAND <text:s text:c="17"/>CREATED <text:s text:c="12"/>STATUS <text:s text:c="13"/>PORTS <text:s text:c="17"/>NAMES</text:p>
      <text:p text:style-name="P55">0094bc324ab4 <text:s text:c="7"/>phpmyadmin/phpmyadmin <text:s text:c="2"/>"/run.sh phpmyadmin" <text:s text:c="4"/>6 hours ago <text:s text:c="8"/>Up 28 minutes <text:s text:c="6"/>0.0.0.0:8181-&gt;80/tcp <text:s text:c="2"/>ovh_phpmyadmin_1</text:p>
      <text:p text:style-name="P55">012f6f125a5d <text:s text:c="7"/>ovh_php <text:s text:c="16"/>"docker-php-entryp..." <text:s text:c="2"/>6 hours ago <text:s text:c="8"/>Up 28 minutes <text:s text:c="6"/>0.0.0.0:80-&gt;80/tcp <text:s text:c="4"/>ovh_php_1</text:p>
      <text:p text:style-name="P55">841469a3623f <text:s text:c="7"/>mysql <text:s text:c="18"/>"docker-entrypoint..." <text:s text:c="2"/>6 hours ago <text:s text:c="8"/>Up 28 minutes <text:s text:c="6"/>3306/tcp <text:s text:c="14"/>ovh_db_1</text:p>
      <text:p text:style-name="P21">Les <text:span text:style-name="code_5f_par">CONTAINER ID</text:span> sont générés par docker, les vôtres seront probablement différents.</text:p>
      <text:h text:style-name="P36" text:outline-level="1">Conclusion</text:h>
      <text:p text:style-name="P22"><text:span text:style-name="T26">Dans cette article nous avons vu comment décrire un environnement de développement PHP basé sur plusieurs conteneurs docker à l’aide de Docker Compose</text:span>. <text:span text:style-name="T26">Cette environnement se rapproche très fortement de l’environnement de production offre mutualisée d’OVH. </text:span></text:p>
      <text:p text:style-name="P43"><text:span text:style-name="T26">Nous pouvons constater les différences entre notre environnement Docker Compose et l’environnement OVH avec le fichier </text:span><text:span text:style-name="code_5f_par">/home/article/docker/ovh/www/html/infos.php</text:span><text:span text:style-name="T26"> :</text:span></text:p>
      <text:p text:style-name="P52"><text:span text:style-name="T27">&lt;?php</text:span></text:p>
      <text:p text:style-name="P52"><text:span text:style-name="T27">phpinfo()</text:span></text:p>
      <text:p text:style-name="P52"><text:span text:style-name="T27">?&gt;</text:span></text:p>
      <text:p text:style-name="P49">Nous pouvons désormais très facilement distribuer notre environnement en étant sûr qu’il sera recréé à l’identique.</text:p>
      <text:h text:style-name="P36" text:outline-level="1">Références</text:h>
      <text:p text:style-name="P22"><text:span text:style-name="gras">[</text:span><text:span text:style-name="gras"><text:span text:style-name="T1">1</text:span></text:span><text:span text:style-name="gras">]</text:span> <text:span text:style-name="T8">Page officiel du conteneur Mysql sur le Hub Docker: </text:span><text:span text:style-name="url">https://hub.docker.com/_/mysql/</text:span></text:p>
      <text:p text:style-name="P22"><text:span text:style-name="gras">[</text:span><text:span text:style-name="gras"><text:span text:style-name="T1">2</text:span></text:span><text:span text:style-name="gras">]</text:span><text:span text:style-name="T22"> Page officiel du conteneur PhpMyAdmin sur le Hub Docker: </text:span><text:span text:style-name="url">https://hub.docker.com/r/phpmyadmin/phpmyadmin/</text:span></text:p>
      <text:p text:style-name="P45"><text:span text:style-name="gras">[</text:span><text:span text:style-name="gras"><text:span text:style-name="T30">3</text:span></text:span><text:span text:style-name="gras">]</text:span> Page offi<text:span text:style-name="T29">ciel du conteneu PHP sur le Hub Docker : </text:span><text:span text:style-name="url">https://hub.docker.com/_/php/</text:span></text:p>
      <text:p text:style-name="P48"><text:span text:style-name="ur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0783in" fo:margin-bottom="0.0398in"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in" fo:margin-bottom="0in"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in" fo:margin-bottom="0in" loext:contextual-spacing="false" fo:line-height="100%" style:page-number="auto" fo:background-color="#000000"/>
      <style:text-properties fo:color="#ffffff" style:font-name="Courier New" fo:font-family="'Courier New'" style:font-family-generic="modern" style:font-pitch="fixed" fo:font-size="8pt"/>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8b0000" style:font-name="Bitstream Vera Sans Mono" fo:font-family="'Bitstream Vera Sans Mono'" style:font-style-name="Gras" style:font-family-generic="modern" style:font-pitch="fixed" fo:font-size="9pt" fo:font-weight="bold" officeooo:rsid="0015ab34" style:font-weight-asian="bold" style:font-weight-complex="bold"/>
    </style:style>
    <style:style style:name="code_5f_em" style:display-name="code_em" style:family="text">
      <style:text-properties fo:color="#ff0000" style:font-name="Letter Gothic MT" fo:font-family="'Letter Gothic MT'" style:font-style-name="Gras" style:font-family-generic="modern" style:font-pitch="variable" fo:font-size="9pt" fo:font-weight="bold"/>
    </style:style>
    <style:style style:name="menu" style:family="text">
      <style:text-properties style:font-name="Arial2" fo:font-family="Arial" style:font-style-name="Gras Italique" style:font-family-generic="swiss" style:font-pitch="variable" fo:font-size="9pt" fo:font-style="italic" fo:font-weight="bold" fo:background-color="#b0c4de"/>
    </style:style>
    <style:style style:name="url" style:family="text">
      <style:text-properties style:font-name="Arial" fo:font-family="Arial" style:font-style-name="Gras" style:font-family-generic="swiss" style:font-pitch="variable" fo:font-size="10pt" style:text-underline-style="none" fo:font-weight="bold" officeooo:rsid="0015ab34" fo:background-color="#afeeee"/>
    </style:style>
    <style:style style:name="gras" style:family="text">
      <style:text-properties fo:color="#ffa07a" style:font-name="Arial1" fo:font-family="Arial" style:font-style-name="Normal" style:font-family-generic="swiss" style:font-pitch="variable" fo:font-size="10pt" fo:font-weight="bold" officeooo:rsid="0015ab34" fo:background-color="transparent"/>
    </style:style>
    <style:style style:name="italic" style:family="text">
      <style:text-properties fo:color="#3cb371" style:font-name="Arial1" fo:font-family="Arial" style:font-style-name="Normal" style:font-family-generic="swiss" style:font-pitch="variable" fo:font-size="10pt"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Diamond_editions</dc:title>
    <meta:creation-date>2017-10-24T16:01:53.796827490</meta:creation-date>
    <dc:language>fr-FR</dc:language>
    <meta:editing-cycles>65</meta:editing-cycles>
    <meta:editing-duration>PT6H35M10S</meta:editing-duration>
    <dc:date>2018-10-20T18:54:44.613088142</dc:date>
    <dc:creator>Sébastien Colas </dc:creator>
    <meta:document-statistic meta:table-count="0" meta:image-count="0" meta:object-count="0" meta:page-count="4" meta:paragraph-count="138" meta:word-count="1414" meta:character-count="10178" meta:non-whitespace-character-count="8429"/>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